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155ba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155ba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155ba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155ba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155b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155b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155b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155ba"/>
    </style:style>
    <style:style style:name="P13" style:family="paragraph" style:parent-style-name="Standard" style:master-page-name="Default_20_Style11">
      <style:paragraph-properties fo:margin-top="0.101cm" fo:margin-bottom="0.101cm" loext:contextual-spacing="false" style:page-number="auto"/>
      <style:text-properties officeooo:paragraph-rsid="000155b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155b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7"><text:bookmark-start text:name="_Hlk481330439MailMergeMark2020-05-06T03:14:47Z41"/>SURAT KEPUTUSAN</text:p>
      <text:p text:style-name="P8">No. / 422 / 454 /Adm.Sek</text:p>
      <text:p text:style-name="P9"/>
      <text:p text:style-name="P10">Berdasarkan :</text:p>
      <text:list xml:id="list4238474659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1"/>
      <text:p text:style-name="P12"><text:span text:style-name="T2"><text:tab/><text:tab/>Nama<text:tab/><text:tab/><text:tab/><text:tab/>: DWI INDRIANI</text:span></text:p>
      <text:p text:style-name="P12"><text:span text:style-name="T2"><text:tab/><text:tab/>Tempat, Tanggal Lahir<text:tab/>: Serang, 22-01-2002</text:span></text:p>
      <text:p text:style-name="P12"><text:span text:style-name="T2"><text:tab/><text:tab/>NISN<text:tab/><text:tab/><text:tab/><text:tab/>: 0023243614</text:span></text:p>
      <text:p text:style-name="P12"><text:span text:style-name="T2"><text:tab/><text:tab/>Paket Keahlian<text:tab/><text:tab/>: Otomatisasi Tata Kelola Perkantoran</text:span></text:p>
      <text:p text:style-name="P11"/>
      <text:p text:style-name="P12"><text:bookmark-start text:name="_Hlk481362583MailMergeMark2020-05-06T03:14:47Z4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9"/>
      <text:p text:style-name="P9">Demikian Surat Keterangan ini dibuat untuk digunakan sebagaimana mestinya</text:p>
      <text:p text:style-name="P9"/>
      <text:p text:style-name="P9"><text:tab/><text:tab/><text:tab/><text:tab/><text:tab/><text:tab/><text:tab/>Kragilan, 02 Mei 20<text:span text:style-name="T4">20</text:span></text:p>
      <text:p text:style-name="P9"><text:tab/><text:tab/><text:tab/><text:tab/><text:tab/><text:tab/><text:tab/>Kepala UPT,</text:p>
      <text:p text:style-name="P9"><text:bookmark text:name="_GoBackMailMergeMark2020-05-06T03:14:47Z43"/></text:p>
      <text:p text:style-name="P9"/>
      <text:p text:style-name="P9"/>
      <text:p text:style-name="P6"><text:span text:style-name="T2"><text:tab/><text:tab/><text:tab/><text:tab/><text:tab/><text:tab/><text:tab/></text:span><text:span text:style-name="T1">H. UNTUNG SUPRIYANTO, M.Pd</text:span></text:p>
      <text:p text:style-name="P6"><text:span text:style-name="T1"><text:tab/><text:tab/><text:tab/><text:tab/><text:tab/><text:tab/><text:tab/></text:span><text:span text:style-name="T3">Pembina Tk.1</text:span></text:p>
      <text:p text:style-name="P6"><text:span text:style-name="T1"><text:tab/><text:tab/><text:tab/><text:tab/><text:tab/><text:tab/><text:tab/></text:span><text:span text:style-name="T2">NIP 19680606 199403 1 013</text:span><text:bookmark-end text:name="_Hlk481330439MailMergeMark2020-05-06T03:14:47Z41"/><text:bookmark-end text:name="_Hlk481362583MailMergeMark2020-05-06T03:14:47Z4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15:16.881894826</dc:date>
    <meta:print-date>2020-05-04T04:53:00</meta:print-date>
    <meta:editing-cycles>10</meta:editing-cycles>
    <meta:editing-duration>PT49M11S</meta:editing-duration>
    <meta:document-statistic meta:table-count="0" meta:image-count="34" meta:object-count="0" meta:page-count="1" meta:paragraph-count="228" meta:word-count="1480" meta:character-count="10420" meta:non-whitespace-character-count="912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